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17753in" fo:padding-bottom="0.17753in" fo:padding-left="0.17753in" fo:padding-right="0.1775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/>
    </style:style>
    <style:style style:family="graphic" style:name="a388">
      <style:graphic-properties fo:wrap-option="wrap" fo:padding-top="0.3102in" fo:padding-bottom="0.3102in" fo:padding-left="0.61181in" fo:padding-right="0.62101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17753in" fo:padding-bottom="0.17753in" fo:padding-left="0.17753in" fo:padding-right="0.1775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3102in" fo:padding-bottom="0.3102in" fo:padding-left="0.61181in" fo:padding-right="0.62101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17753in" fo:padding-bottom="0.17753in" fo:padding-left="0.17753in" fo:padding-right="0.1775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3102in" fo:padding-bottom="0.3102in" fo:padding-left="0.61181in" fo:padding-right="0.62101in" draw:textarea-vertical-align="middle" draw:textarea-horizontal-align="center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g draw:name="Group 12" draw:id="id63">
          <svg:title/>
          <svg:desc/>
          <draw:custom-shape svg:x="2.0202in" svg:y="2.39003in" svg:width="6.13131in" svg:height="2.89279in" draw:id="id64" draw:style-name="a383" draw:name="Rectangle 4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Diagram 3" draw:id="id71" draw:style-name="a415">
            <svg:title/>
            <svg:desc/>
            <draw:custom-shape svg:x="2.79948in" svg:y="2.6899in" svg:width="2.29167in" svg:height="2.0032in" draw:id="id65" draw:style-name="a388">
              <svg:title/>
              <svg:desc/>
              <text:p text:style-name="a387" text:class-names="" text:cond-style-name=""><text:span text:style-name="a384" text:class-names="">bidsmapper</text:span><text:span text:style-name="a385" text:class-names=""><text:s text:c="1"/>(step 1a)</text:span><text:span text:style-name="a386" text:class-names=""/></text:p>
              <draw:enhanced-geometry xmlns:dr3d="urn:oasis:names:tc:opendocument:xmlns:dr3d:1.0" draw:type="non-primitive" svg:viewBox="0 0 2095500 1831730" draw:enhanced-path="M 0 274760 L 1179635 274760 1179635 0 2095500 915865 1179635 1831730 1179635 1556971 0 1556971 0 274760 Z N" draw:text-areas="?f24 ?f26 ?f25 ?f27" draw:glue-points="?f16 ?f17 ?f18 ?f17 ?f18 ?f19 ?f20 ?f21 ?f18 ?f22 ?f18 ?f23 ?f16 ?f23 ?f16 ?f17" draw:glue-point-leaving-directions="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2.22656in" svg:y="3.11859in" svg:width="1.14583in" svg:height="1.14583in" draw:id="id66" draw:style-name="a393">
              <svg:title/>
              <svg:desc/>
              <text:p text:style-name="a392" text:class-names="" text:cond-style-name=""><text:span text:style-name="a389" text:class-names="">template<text:s text:c="1"/></text:span><text:span text:style-name="a390" text:class-names="">bidsmap</text:span><text:span text:style-name="a391" text:class-names=""/></text:p>
              <draw:enhanced-geometry xmlns:dr3d="urn:oasis:names:tc:opendocument:xmlns:dr3d:1.0" draw:type="non-primitive" svg:viewBox="0 0 1047750 1047750" draw:enhanced-path="M 0 523875 C 0 234547 234547 0 523875 0 813203 0 1047750 234547 1047750 523875 1047750 813203 813203 1047750 523875 1047750 234547 1047750 0 813203 0 523875 Z N" draw:text-areas="?f20 ?f22 ?f21 ?f23" draw:glue-points="?f14 ?f15 ?f16 ?f17 ?f18 ?f15 ?f16 ?f19 ?f14 ?f15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  <draw:custom-shape svg:x="5.80729in" svg:y="2.6899in" svg:width="2.29167in" svg:height="2.0032in" draw:id="id67" draw:style-name="a398">
              <svg:title/>
              <svg:desc/>
              <text:p text:style-name="a397" text:class-names="" text:cond-style-name=""><text:span text:style-name="a394" text:class-names="">bidseditor</text:span><text:span text:style-name="a395" text:class-names=""><text:s text:c="1"/>(step 1b)</text:span><text:span text:style-name="a396" text:class-names=""/></text:p>
              <draw:enhanced-geometry xmlns:dr3d="urn:oasis:names:tc:opendocument:xmlns:dr3d:1.0" draw:type="non-primitive" svg:viewBox="0 0 2095500 1831730" draw:enhanced-path="M 0 274760 L 1179635 274760 1179635 0 2095500 915865 1179635 1831730 1179635 1556971 0 1556971 0 274760 Z N" draw:text-areas="?f24 ?f26 ?f25 ?f27" draw:glue-points="?f16 ?f17 ?f18 ?f17 ?f18 ?f19 ?f20 ?f21 ?f18 ?f22 ?f18 ?f23 ?f16 ?f23 ?f16 ?f17" draw:glue-point-leaving-directions="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5.23437in" svg:y="3.11859in" svg:width="1.14583in" svg:height="1.14583in" draw:id="id68" draw:style-name="a403">
              <svg:title/>
              <svg:desc/>
              <text:p text:style-name="a402" text:class-names="" text:cond-style-name=""><text:span text:style-name="a399" text:class-names="">study<text:s text:c="1"/></text:span><text:span text:style-name="a400" text:class-names="">bidsmap</text:span><text:span text:style-name="a401" text:class-names=""/></text:p>
              <draw:enhanced-geometry xmlns:dr3d="urn:oasis:names:tc:opendocument:xmlns:dr3d:1.0" draw:type="non-primitive" svg:viewBox="0 0 1047750 1047750" draw:enhanced-path="M 0 523875 C 0 234547 234547 0 523875 0 813203 0 1047750 234547 1047750 523875 1047750 813203 813203 1047750 523875 1047750 234547 1047750 0 813203 0 523875 Z N" draw:text-areas="?f20 ?f22 ?f21 ?f23" draw:glue-points="?f14 ?f15 ?f16 ?f17 ?f18 ?f15 ?f16 ?f19 ?f14 ?f15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  <draw:custom-shape svg:x="8.8151in" svg:y="2.6899in" svg:width="2.29167in" svg:height="2.0032in" draw:id="id69" draw:style-name="a408">
              <svg:title/>
              <svg:desc/>
              <text:p text:style-name="a407" text:class-names="" text:cond-style-name=""><text:span text:style-name="a404" text:class-names="">bidscoiner</text:span><text:span text:style-name="a405" text:class-names=""><text:s text:c="1"/>(step 2)</text:span><text:span text:style-name="a406" text:class-names=""/></text:p>
              <draw:enhanced-geometry xmlns:dr3d="urn:oasis:names:tc:opendocument:xmlns:dr3d:1.0" draw:type="non-primitive" svg:viewBox="0 0 2095500 1831730" draw:enhanced-path="M 0 274760 L 1179635 274760 1179635 0 2095500 915865 1179635 1831730 1179635 1556971 0 1556971 0 274760 Z N" draw:text-areas="?f24 ?f26 ?f25 ?f27" draw:glue-points="?f16 ?f17 ?f18 ?f17 ?f18 ?f19 ?f20 ?f21 ?f18 ?f22 ?f18 ?f23 ?f16 ?f23 ?f16 ?f17" draw:glue-point-leaving-directions="-90, -90, -90, 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svg:x="8.24219in" svg:y="3.11859in" svg:width="1.14583in" svg:height="1.14583in" draw:id="id70" draw:style-name="a414">
              <svg:title/>
              <svg:desc/>
              <text:p text:style-name="a413" text:class-names="" text:cond-style-name=""><text:span text:style-name="a409" text:class-names="">study<text:s text:c="1"/></text:span><text:span text:style-name="a410" text:class-names="">bidsmap</text:span><text:span text:style-name="a411" text:class-names=""><text:s text:c="1"/></text:span><text:span text:style-name="a412" text:class-names=""/></text:p>
              <draw:enhanced-geometry xmlns:dr3d="urn:oasis:names:tc:opendocument:xmlns:dr3d:1.0" draw:type="non-primitive" svg:viewBox="0 0 1047750 1047750" draw:enhanced-path="M 0 523875 C 0 234547 234547 0 523875 0 813203 0 1047750 234547 1047750 523875 1047750 813203 813203 1047750 523875 1047750 234547 1047750 0 813203 0 523875 Z N" draw:text-areas="?f20 ?f22 ?f21 ?f23" draw:glue-points="?f14 ?f15 ?f16 ?f17 ?f18 ?f15 ?f16 ?f19 ?f14 ?f15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</draw:g>
          <draw:custom-shape svg:x="8.21212in" svg:y="2.39003in" svg:width="3.0101in" svg:height="2.89279in" draw:id="id72" draw:style-name="a418" draw:name="Rectangle 5">
            <svg:title/>
            <svg:desc/>
            <text:p text:style-name="a417" text:class-names="" text:cond-style-name=""><text:span text:style-name="a4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3" draw:style-name="a424" draw:name="TextBox 6" svg:x="3.92441in" svg:y="2.19446in" svg:width="2.3229in" svg:height="0.37025in">
            <draw:text-box>
              <text:p text:style-name="a423" text:class-names="" text:cond-style-name=""><text:span text:style-name="a419" text:class-names="">study<text:s text:c="1"/></text:span><text:span text:style-name="a420" text:class-names="">bidsmap</text:span><text:span text:style-name="a421" text:class-names=""><text:s text:c="1"/>creation</text:span><text:span text:style-name="a422" text:class-names=""/></text:p>
            </draw:text-box>
            <svg:title/>
            <svg:desc/>
          </draw:frame>
          <draw:frame draw:id="id74" draw:style-name="a430" draw:name="TextBox 7" svg:x="8.43435in" svg:y="2.19446in" svg:width="2.56565in" svg:height="0.37025in">
            <draw:text-box>
              <text:p text:style-name="a429" text:class-names="" text:cond-style-name=""><text:span text:style-name="a425" text:class-names="">study<text:s text:c="1"/></text:span><text:span text:style-name="a426" text:class-names="">bidsmap</text:span><text:span text:style-name="a427" text:class-names=""><text:s text:c="1"/>application</text:span><text:span text:style-name="a428" text:class-names=""/></text:p>
            </draw:text-box>
            <svg:title/>
            <svg:desc/>
          </draw:frame>
          <draw:frame draw:id="id75" draw:style-name="a434" draw:name="TextBox 8" svg:x="2.21717in" svg:y="4.79216in" svg:width="2.86869in" svg:height="0.37025in">
            <draw:text-box>
              <text:p text:style-name="a433" text:class-names="" text:cond-style-name=""><text:span text:style-name="a431" text:class-names="">automatic</text:span><text:span text:style-name="a432" text:class-names=""/></text:p>
            </draw:text-box>
            <svg:title/>
            <svg:desc/>
          </draw:frame>
          <draw:frame draw:id="id76" draw:style-name="a438" draw:name="TextBox 9" svg:x="8.28283in" svg:y="4.79216in" svg:width="2.86869in" svg:height="0.37025in">
            <draw:text-box>
              <text:p text:style-name="a437" text:class-names="" text:cond-style-name=""><text:span text:style-name="a435" text:class-names="">automatic</text:span><text:span text:style-name="a436" text:class-names=""/></text:p>
            </draw:text-box>
            <svg:title/>
            <svg:desc/>
          </draw:frame>
          <draw:frame draw:id="id77" draw:style-name="a442" draw:name="TextBox 11" svg:x="5.23232in" svg:y="4.79216in" svg:width="2.86869in" svg:height="0.37025in">
            <draw:text-box>
              <text:p text:style-name="a441" text:class-names="" text:cond-style-name=""><text:span text:style-name="a439" text:class-names="">user interaction<text:s text:c="1"/></text:span><text:span text:style-name="a440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cel Zwiers</meta:initial-creator>
    <dc:creator>Marcel Zwiers</dc:creator>
    <meta:creation-date>2021-03-04T08:32:06Z</meta:creation-date>
    <dc:date>2021-03-04T10:32:36Z</dc:date>
    <meta:editing-cycles>6</meta:editing-cycles>
    <meta:editing-duration>PT7230S</meta:editing-duration>
    <meta:document-statistic meta:paragraph-count="11" meta:word-count="31"/>
  </office:meta>
</office:document-meta>
</file>